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af3" officeooo:paragraph-rsid="00003af3"/>
    </style:style>
    <style:style style:name="P2" style:family="paragraph" style:parent-style-name="Standard">
      <style:text-properties officeooo:rsid="0000d6e6" officeooo:paragraph-rsid="0000d6e6"/>
    </style:style>
    <style:style style:name="P3" style:family="paragraph" style:parent-style-name="Standard" style:list-style-name="L1">
      <style:text-properties officeooo:rsid="00003af3" officeooo:paragraph-rsid="00003af3"/>
    </style:style>
    <style:style style:name="P4" style:family="paragraph" style:parent-style-name="Standard" style:list-style-name="L2">
      <style:text-properties officeooo:rsid="00003af3" officeooo:paragraph-rsid="00003af3"/>
    </style:style>
    <style:style style:name="P5" style:family="paragraph" style:parent-style-name="Standard" style:list-style-name="L3">
      <style:text-properties officeooo:rsid="00003af3" officeooo:paragraph-rsid="00003af3"/>
    </style:style>
    <style:style style:name="P6" style:family="paragraph" style:parent-style-name="Standard" style:list-style-name="L4">
      <style:text-properties officeooo:rsid="00003af3" officeooo:paragraph-rsid="00003af3"/>
    </style:style>
    <style:style style:name="P7" style:family="paragraph" style:parent-style-name="Standard" style:list-style-name="L5">
      <style:text-properties officeooo:rsid="0000d6e6" officeooo:paragraph-rsid="0000d6e6"/>
    </style:style>
    <style:style style:name="T1" style:family="text">
      <style:text-properties officeooo:rsid="0000d6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For running website, making database, and locating html stuff</text:p>
      <text:p text:style-name="P1"/>
      <text:p text:style-name="P1">Note: Make sure you are under SQL_Script. I would recommend creating a new folder and copying all the files in SQL_Script to that file. It should still run.</text:p>
      <text:p text:style-name="P1"/>
      <text:p text:style-name="P1">Database:</text:p>
      <text:list xml:id="list335307398782064433" text:style-name="L1">
        <text:list-item>
          <text:p text:style-name="P3">Copy the Creatingdatabase script in MYSQL </text:p>
        </text:list-item>
        <text:list-item>
          <text:p text:style-name="P3">Go into the config file and update the fields. Password field is the main one. Change that to ur mysql password.</text:p>
        </text:list-item>
      </text:list>
      <text:list xml:id="list8851368717211786616" text:style-name="L2">
        <text:list-item>
          <text:p text:style-name="P4">Useful SQL code for the database </text:p>
          <text:list>
            <text:list-item>
              <text:p text:style-name="P4">Select * from UserProfiles (This will get id, email_address, and password)</text:p>
            </text:list-item>
            <text:list-item>
              <text:p text:style-name="P4">select * from UserTags (This will give id (Same), email_Address (same), and tags)</text:p>
            </text:list-item>
            <text:list-item>
              <text:p text:style-name="P4">DO NOT DO select * from UserTags, UserProfiles the output is weird.</text:p>
            </text:list-item>
          </text:list>
        </text:list-item>
      </text:list>
      <text:p text:style-name="P1">Website</text:p>
      <text:list xml:id="list1135938513143207089" text:style-name="L3">
        <text:list-item>
          <text:p text:style-name="P5">To Run the website make sure you have nmp version 5.6 or higher. Npm -v to check</text:p>
        </text:list-item>
        <text:list-item>
          <text:p text:style-name="P5">in SQL folder run the test5.js folder. </text:p>
          <text:list>
            <text:list-item>
              <text:p text:style-name="P5">In termianl in the directory type: node Test5.js</text:p>
            </text:list-item>
          </text:list>
        </text:list-item>
        <text:list-item>
          <text:p text:style-name="P5">Connect to the website via: localhost and the 8000 port</text:p>
        </text:list-item>
      </text:list>
      <text:p text:style-name="P1"/>
      <text:p text:style-name="P1">HTML Code for website:</text:p>
      <text:p text:style-name="P1">NOTE: (I am using EJS which incorporates html and variables. IT looks weird and sort of hard to navigate but it was the only way. Its what we did during lab 9 I believe)</text:p>
      <text:list xml:id="list5667084084078625015" text:style-name="L4">
        <text:list-item>
          <text:p text:style-name="P6">/<text:span text:style-name="T1">views/pages: This has the html code for the website home page, Login page, and new user page.</text:span></text:p>
        </text:list-item>
        <text:list-item>
          <text:p text:style-name="P6">/<text:span text:style-name="T1">views/partials: This has the html code when variables are set. Depending on what the variables are, different things will load up on the home page. For example, when you log in, in headl a variable gets changed the login in button is removed and logout and user name are put.</text:span></text:p>
        </text:list-item>
      </text:list>
      <text:p text:style-name="P2">NODEJS CODE:</text:p>
      <text:list xml:id="list8418708099042610487" text:style-name="L5">
        <text:list-item>
          <text:p text:style-name="P7">All the code that does the magic is in /routes. Index is for the main page. Login is for the login page, etc. Email me if you want more info on what the code does.</text:p>
        </text:list-item>
      </text:list>
      <text:p text:style-name="P2">Modules: All the modules should be in the module folder. I have not tested it but I Dont think you need to install them since they are already in the fold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8:33:23.632436957</meta:creation-date>
    <dc:date>2018-04-18T18:52:01.073381201</dc:date>
    <meta:editing-duration>PT4M37S</meta:editing-duration>
    <meta:editing-cycles>1</meta:editing-cycles>
    <meta:generator>LibreOffice/5.1.6.2$Linux_X86_64 LibreOffice_project/10m0$Build-2</meta:generator>
    <meta:document-statistic meta:table-count="0" meta:image-count="0" meta:object-count="0" meta:page-count="1" meta:paragraph-count="21" meta:word-count="337" meta:character-count="1783" meta:non-whitespace-character-count="1477"/>
  </office:meta>
</office:document-meta>
</file>